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4:.D14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5:.D15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6:.D16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7:.D17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8:.D18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19:.D19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1:.D21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2:.D22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3:.D23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table:formula="of:=PRODUCT([.C27:.D27])" office:value-type="float" office:value="1.28" calcext:value-type="float">
            <text:p>1.28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8:.D28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PRODUCT([.C29:.D29])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m/en/products/detail/bourns-inc/CS160808-1R8K/3782639" xlink:type="simple">https://www.digikey.com/en/products/detail/bourns-inc/CS160808-1R8K/3782639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0:.D30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tdk-corporation/MLF1608C180KTA00/504197" xlink:type="simple">https://www.digikey.com/en/products/detail/tdk-corporation/MLF1608C180KTA00/504197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1:.D3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2:.D32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3:.D33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6:.D36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7:.D37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9:.D39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0:.D40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2:.D42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3:.D43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4:.D44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5:.D45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6:.D46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47:.D47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e2f8:[.E49])" office:value-type="string" office:string-value="" calcext:value-type="error">
            <text:p>#NAME?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8:30:56.836178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6T18:34:54.652720014</dc:date>
    <meta:editing-duration>PT4H25M29S</meta:editing-duration>
    <meta:editing-cycles>22</meta:editing-cycles>
    <meta:document-statistic meta:table-count="1" meta:cell-count="254" meta:object-count="0"/>
  </office:meta>
</office:document-meta>
</file>